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C00000271BA608AA788FA5F4C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Picture 4" draw:style-name="gr1" draw:text-style-name="P1" draw:layer="layout" svg:width="18.18cm" svg:height="11.482cm" svg:x="0.5cm" svg:y="0.499cm">
          <draw:image xlink:href="Pictures/10000001000003DC00000271BA608AA788FA5F4C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9.18cm" fo:page-height="12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08T10:52:21.193448550</dc:date>
    <meta:editing-duration>PT19H51M7S</meta:editing-duration>
    <meta:editing-cycles>25</meta:editing-cycles>
    <meta:generator>LibreOffice/7.4.2.3$Linux_X86_64 LibreOffice_project/40$Build-3</meta:generator>
    <meta:document-statistic meta:object-count="1"/>
  </office:meta>
</office:document-meta>
</file>